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76d9d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#81d41a" loext:char-shading-value="0"/>
    </style:style>
    <style:style style:name="T5" style:family="text">
      <style:text-properties fo:background-color="#81d41a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Hola imagino que has leído las circulares del cole según las cuelgan , el comedor empieza el lunes mañana colgarán como deben recogerse , mañana sale a las dos de la tarde ,por la puerta de siempre . Los padres van subiendo y ellos están en fila en el patio . Solo puede subir una persona . </text:p>
      <text:p text:style-name="P1">El uniforme piden que se lave diario, de momento lleva el de deporte . Hasta que avisen para el gris . </text:p>
      <text:p text:style-name="P1">Debe llevar todos los días desayuno verás que lleva una bolsita para guardar la mascarilla mientras come y en un neceser lleva unas bragas y otra mascarilla de repuesto . Debe llevarla puesta yo le estoy poniendo la rosa porque le es cómoda . </text:p>
      <text:p text:style-name="P1">Es obligatorio la chapa que lleva colgada con su foto . Le he metido hoy 4 fotos pero se le ha olvidado entregársela a la seño mañana se lo recordaré .</text:p>
      <text:p text:style-name="P1">El desayuno debe ser saludable , le estoy echando una fruta y un actimel . </text:p>
      <text:p text:style-name="P1">La entrada es a las 8:45 . Han adelantado la hora para evitar cruzarse con otro curso . </text:p>
      <text:p text:style-name="P1">Compre los libros y los zapatos pero de momento no se debe abonar el cole lo dirán más adelante entonces ya te aviso . </text:p>
      <text:p text:style-name="P1">Las actividades extra escolares no empiezan hasta octubre así que la hora de recogida cuando empiece el comedor el lunes será hasta las 3 de la tarde de momento no habrá horario de tarde . </text:p>
      <text:p text:style-name="P1">Acuérdate del agua y que vaya rotulada . </text:p>
      <text:p text:style-name="P1">Revísale a diario la mochila por si le falta algo o mandan algo </text:p>
      <text:p text:style-name="P1">Espero que te hayan gustado las fotos . </text:p>
      <text:p text:style-name="P1">Ella sabe que mañana va papá por ella . </text:p>
      <text:p text:style-name="P1">Ayer estuvo en Antonio acuérdate que el miércoles es a la 17 horas y no puede acompañarla Nadir mayor a 65 años es norma del centro , te tomarán la temperatura . Ayer Antonio habló con la físico y la valoró y le dará en cuanto tenga un hueco alguna sesión para el tema de las caderas . Es de agradecer lo pendiente q está su logopeda de ella . Nos avisarán cuando haya un hueco </text:p>
      <text:p text:style-name="P1">Si necesitas sabes algo más avísame que disfrutéis el fin de sema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ola imagino que has leído las circulares del cole según las cuelgan , el <text:span text:style-name="T2">comedor</text:span> empieza el <text:span text:style-name="T2">lunes</text:span> mañana colgarán como deben recogerse , mañana sale a las <text:span text:style-name="T2">dos</text:span> de la tarde ,por la <text:span text:style-name="T2">puerta</text:span> de siempre . Los padres van subiendo y ellos están en fila en el patio . Solo puede subir <text:span text:style-name="T2">una persona . </text:span></text:p>
      <text:p text:style-name="P1">El uniforme piden que se <text:span text:style-name="T2">lave diario</text:span>, de momento lleva el de <text:span text:style-name="T2">deporte </text:span>. Hasta que avisen para el gris . </text:p>
      <text:p text:style-name="P1">Debe llevar todos los días desayuno verás que lleva una <text:span text:style-name="T2">bolsita </text:span>para guardar la <text:span text:style-name="T2">mascarilla mientras come </text:span>y en un <text:span text:style-name="T2">neceser </text:span>lleva unas <text:span text:style-name="T2">bragas</text:span> y otra <text:span text:style-name="T2">mascarilla</text:span> de repuesto . Debe llevarla puesta yo le estoy poniendo la <text:span text:style-name="T2">rosa </text:span>porque le es cómoda . </text:p>
      <text:p text:style-name="P1">Es obligatorio la <text:span text:style-name="T2">chapa </text:span>que lleva colgada con su foto . Le he metido hoy <text:span text:style-name="T2">4 fotos </text:span>pero se le ha olvidado entregársela a la seño mañana se lo recordaré .</text:p>
      <text:p text:style-name="P1">El <text:span text:style-name="T2">desayuno </text:span>debe ser saludable , le estoy echando una <text:span text:style-name="T2">fruta y un actimel </text:span>. </text:p>
      <text:p text:style-name="P1">La entrada es a las <text:span text:style-name="T2">8:45 </text:span>. Han adelantado la hora para evitar cruzarse con otro curso . </text:p>
      <text:p text:style-name="P1">Compre los <text:span text:style-name="T2">libros </text:span>y los <text:span text:style-name="T2">zapatos </text:span>pero de momento no se debe abonar el <text:span text:style-name="T2">cole </text:span>lo dirán más adelante entonces ya te aviso . </text:p>
      <text:p text:style-name="P1">Las actividades <text:span text:style-name="T2">extra escolares </text:span>no empiezan hasta <text:span text:style-name="T2">octubre </text:span>así que la hora de recogida cuando empiece el comedor el lunes será hasta las <text:span text:style-name="T2">3 </text:span>de la tarde de momento no habrá horario de tarde . </text:p>
      <text:p text:style-name="P1">Acuérdate del <text:span text:style-name="T2">agua </text:span>y que vaya <text:span text:style-name="T2">rotulada </text:span>. </text:p>
      <text:p text:style-name="P1">Revísale a diario la <text:span text:style-name="T2">mochila </text:span>por si le <text:span text:style-name="T2">falta </text:span>algo o <text:span text:style-name="T2">mandan </text:span>algo </text:p>
      <text:p text:style-name="P1">Espero que te hayan gustado las fotos . </text:p>
      <text:p text:style-name="P1">Ella sabe que mañana va papá por ella . </text:p>
      <text:p text:style-name="P1">Ayer estuvo en Antonio acuérdate que el <text:span text:style-name="T2">miércoles es a la 17 horas </text:span>y no puede acompañarla Nadir <text:span text:style-name="T2">mayor a 65 años </text:span>es norma del centro , te tomarán la temperatura . Ayer Antonio habló con la físico y la valoró y le dará en cuanto tenga un hueco alguna sesión para el tema de las <text:span text:style-name="T2">caderas </text:span>. Es de agradecer lo pendiente q está su logopeda de ella . Nos avisarán cuando haya un hueco </text:p>
      <text:p text:style-name="P1">Si necesitas sabes algo más avísame que disfrutéis el fin de sema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ola imagino que has leído las circulares del cole según las cuelgan , el <text:span text:style-name="T2">comedor</text:span> empieza el <text:span text:style-name="T2">lunes</text:span> mañana colgarán como deben recogerse , mañana sale a las <text:span text:style-name="T5">dos</text:span> de la tarde ,por la <text:span text:style-name="T5">puerta</text:span> de siempre . Los padres van subiendo y ellos están en fila en el patio . Solo puede subir <text:span text:style-name="T2">una persona . </text:span></text:p>
      <text:p text:style-name="P1">El uniforme piden que se <text:span text:style-name="T2">lave diario</text:span>, de momento lleva el de <text:span text:style-name="T2">deporte </text:span>. Hasta que avisen para el gris . </text:p>
      <text:p text:style-name="P1">Debe llevar todos los días desayuno verás que lleva una <text:span text:style-name="T2">bolsita </text:span>para guardar la <text:span text:style-name="T2">mascarilla mientras come </text:span>y en un <text:span text:style-name="T2">neceser </text:span>lleva unas <text:span text:style-name="T2">bragas</text:span> y otra <text:span text:style-name="T2">mascarilla</text:span> de repuesto . Debe llevarla puesta yo le estoy poniendo la <text:span text:style-name="T2">rosa </text:span>porque le es cómoda . </text:p>
      <text:p text:style-name="P1">Es obligatorio la <text:span text:style-name="T2">chapa </text:span>que lleva colgada con su foto . Le he metido hoy <text:span text:style-name="T2">4 fotos </text:span>pero se le ha olvidado entregársela a la seño mañana se lo recordaré .</text:p>
      <text:p text:style-name="P1">El <text:span text:style-name="T5">desayuno</text:span><text:span text:style-name="T2"> </text:span>debe ser saludable , le estoy echando una <text:span text:style-name="T2">fruta y un actimel </text:span>. </text:p>
      <text:p text:style-name="P1">La entrada es a las <text:span text:style-name="T5">8:45 </text:span>. Han adelantado la hora para evitar cruzarse con otro curso . </text:p>
      <text:p text:style-name="P1">Compre los <text:span text:style-name="T2">libros </text:span>y los <text:span text:style-name="T2">zapatos </text:span>pero de momento no se debe abonar el <text:span text:style-name="T2">cole </text:span>lo dirán más adelante entonces ya te aviso . </text:p>
      <text:p text:style-name="P1">Las actividades <text:span text:style-name="T2">extra escolares </text:span>no empiezan hasta <text:span text:style-name="T2">octubre </text:span>así que la hora de recogida cuando empiece el comedor el lunes será hasta las <text:span text:style-name="T5">3 </text:span>de la tarde de momento no habrá horario de tarde . </text:p>
      <text:p text:style-name="P1">Acuérdate del <text:span text:style-name="T2">agua </text:span>y que vaya <text:span text:style-name="T2">rotulada </text:span>. </text:p>
      <text:p text:style-name="P1">Revísale a diario la <text:span text:style-name="T2">mochila </text:span>por si le <text:span text:style-name="T2">falta </text:span>algo o <text:span text:style-name="T2">mandan </text:span>algo </text:p>
      <text:p text:style-name="P1">Espero que te hayan gustado las fotos . </text:p>
      <text:p text:style-name="P1">Ella sabe que mañana va papá por ella . </text:p>
      <text:p text:style-name="P1">Ayer estuvo en Antonio acuérdate que el<text:span text:style-name="T5"> miércoles es a la 17 horas </text:span>y no puede acompañarla Nadir <text:span text:style-name="T2">mayor a </text:span><text:span text:style-name="T5">65</text:span><text:span text:style-name="T2"> años </text:span>es norma del centro , te tomarán la temperatura . Ayer Antonio habló con la físico y la valoró y le dará en cuanto tenga un hueco alguna sesión para el tema de las <text:span text:style-name="T2">caderas </text:span>. Es de agradecer lo pendiente q está su logopeda de ella . Nos avisarán cuando haya un hueco </text:p>
      <text:p text:style-name="P1">Si necesitas sabes algo más avísame que disfrutéis el fin de sema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0T18:13:16.695000000</meta:creation-date>
    <dc:date>2020-09-10T18:22:06.593000000</dc:date>
    <meta:editing-duration>PT8M51S</meta:editing-duration>
    <meta:editing-cycles>1</meta:editing-cycles>
    <meta:document-statistic meta:table-count="0" meta:image-count="0" meta:object-count="0" meta:page-count="1" meta:paragraph-count="42" meta:word-count="1113" meta:character-count="5667" meta:non-whitespace-character-count="4560"/>
    <meta:generator>LibreOffice/6.2.4.2$Windows_x86 LibreOffice_project/2412653d852ce75f65fbfa83fb7e7b669a126d64</meta:generator>
  </office:meta>
</office:document-meta>
</file>